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hallway so smoothly, and I felt delighted to be leaving ZBT and improving my health situation with ADHD. <text:s/>I don't recall seeing that again until my strange solo experiment with meth in March 4, 2021.</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text:soft-page-break/>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text:soft-page-break/>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text:soft-page-break/>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text:soft-page-break/>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text:soft-page-break/></text:p>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text:soft-page-break/>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text:soft-page-break/>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text:soft-page-break/>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text:soft-page-break/>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text:soft-page-break/>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text:soft-page-break/></text:p>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text:soft-page-break/>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text:soft-page-break/>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text:soft-page-break/>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text:soft-page-break/>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text:soft-page-break/>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text:soft-page-break/>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text:soft-page-break/>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text:soft-page-break/></text:p>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text:soft-page-break/>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text:soft-page-break/>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text:soft-page-break/>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text:soft-page-break/>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UI updates</text:p>
      <text:p text:style-name="Standard">Camera movement update</text:p>
      <text:p text:style-name="Standard">RAM usage improvements</text:p>
      <text:p text:style-name="Standard">APK Expansion support</text:p>
      <text:p text:style-name="Standard">Bug fixes</text:p>
      <text:p text:style-name="Standard"/>
      <text:p text:style-name="Standard"><text:soft-page-break/>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text:soft-page-break/>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text:soft-page-break/>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text:soft-page-break/>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text:soft-page-break/>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text:soft-page-break/>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text:soft-page-break/>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text:soft-page-break/></text:p>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text:soft-page-break/></text:p>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text:soft-page-break/></text:p>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text:soft-page-break/>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text:soft-page-break/>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text:soft-page-break/>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text:soft-page-break/>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text:soft-page-break/>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text:soft-page-break/>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text:soft-page-break/>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text:soft-page-break/>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text:soft-page-break/>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text:soft-page-break/>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text:soft-page-break/>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text:soft-page-break/></text:p>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text:soft-page-break/>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text:soft-page-break/>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text:soft-page-break/>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text:soft-page-break/>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text:soft-page-break/>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text:soft-page-break/></text:p>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text:soft-page-break/>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text:soft-page-break/>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text:soft-page-break/></text:p>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text:soft-page-break/>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text:soft-page-break/></text:p>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text:soft-page-break/>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text:soft-page-break/>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ext:soft-page-break/>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oft-page-break/><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text:soft-page-break/></text:p>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text:soft-page-break/>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text:soft-page-break/>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text:soft-page-break/>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text:soft-page-break/>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text:soft-page-break/>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text:soft-page-break/>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text:soft-page-break/>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text:soft-page-break/>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ext:soft-page-break/>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text:soft-page-break/>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text:soft-page-break/>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text:soft-page-break/>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text:soft-page-break/></text:p>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text:soft-page-break/>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text:soft-page-break/>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text:soft-page-break/>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text:soft-page-break/></text:p>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text:soft-page-break/>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text:soft-page-break/>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text:soft-page-break/>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text:soft-page-break/>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day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text:soft-page-break/>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text:soft-page-break/></text:p>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text:soft-page-break/></text:p>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text:soft-page-break/>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text:soft-page-break/>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text:soft-page-break/></text:p>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text:soft-page-break/></text:p>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text:soft-page-break/>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text:soft-page-break/></text:p>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text:soft-page-break/></text:p>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text:soft-page-break/>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text:soft-page-break/>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text:soft-page-break/>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text:soft-page-break/>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text:soft-page-break/></text:p>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text:soft-page-break/></text:p>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text:soft-page-break/>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text:soft-page-break/>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text:soft-page-break/>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text:soft-page-break/>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text:soft-page-break/>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text:soft-page-break/>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ext:soft-page-break/>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text:soft-page-break/>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ext:soft-page-break/>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text:soft-page-break/>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ext:soft-page-break/>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text:soft-page-break/>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text:soft-page-break/>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text:soft-page-break/>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text:soft-page-break/>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text:soft-page-break/>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text:soft-page-break/>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text:soft-page-break/>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ext:soft-page-break/>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text:soft-page-break/>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text:soft-page-break/>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ext:soft-page-break/>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text:soft-page-break/>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text:soft-page-break/>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text:soft-page-break/>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text:soft-page-break/>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text:soft-page-break/>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text:soft-page-break/>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text:soft-page-break/>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text:soft-page-break/>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text:soft-page-break/>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text:soft-page-break/>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text:soft-page-break/>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text:soft-page-break/>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text:soft-page-break/>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text:soft-page-break/>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text:soft-page-break/>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text:soft-page-break/>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text:soft-page-break/>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rainbow splash of big half meter diameter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text:soft-page-break/>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text:soft-page-break/>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text:p>
      <text:p text:style-name="Standard"><text:s/>The Poor Kid</text:p>
      <text:p text:style-name="Standard"><text:s/>W.T.F.</text:p>
      <text:p text:style-name="Standard"><text:s/>Up the Down Steroid</text:p>
      <text:p text:style-name="Standard"><text:s/>Good Times With Weapons</text:p>
      <text:p text:style-name="Standard"><text:s/>Crack Baby Athletic Association</text:p>
      <text:p text:style-name="Standard"><text:s/>Jewpacabra</text:p>
      <text:p text:style-name="Standard"><text:s/>Poor and Stupid</text:p>
      <text:p text:style-name="Standard">It's Always Sunny in Philadelphia, where the weirdest part is my mom's detested high school nickname was Patty</text:p>
      <text:p text:style-name="Standard"><text:s/>Mac and Dennis Move to the Suburbs</text:p>
      <text:p text:style-name="Standard"><text:s/>The Great Recession</text:p>
      <text:p text:style-name="Standard"><text:s/>White Trash</text:p>
      <text:p text:style-name="Standard"><text:s/>Reynolds vs. Reynolds - The Cereal Defense</text:p>
      <text:p text:style-name="Standard"><text:s/>Gun Fever Still Too Hot</text:p>
      <text:p text:style-name="Standard"><text:s/>The Gang Reignites the Rivalry</text:p>
      <text:p text:style-name="Standard">Wolf Cola: A Public Relations Nightmare</text:p>
      <text:p text:style-name="Standard">Courage the Cowardly Dog</text:p>
      <text:p text:style-name="Standard"><text:s/>Human Habitrail</text:p>
      <text:p text:style-name="Standard"><text:s/>Everyone Wants to Direct</text:p>
      <text:p text:style-name="Standard"><text:s/>The Great Fusilli</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text:soft-page-break/>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fading ADHD and hidden STD situation in a simple list for easy viewing:</text:p>
      <text:p text:style-name="Standard">I Die in Degrees - All That Remains</text:p>
      <text:p text:style-name="Standard">Archangel - Call of Duty Zombies</text:p>
      <text:p text:style-name="Standard">10 Years Today - Bullet For My Valentine</text:p>
      <text:p text:style-name="Standard">As You're Falling Down - Escape the Fate</text:p>
      <text:p text:style-name="Standard">Your World on Fire - In Fear and Faith</text:p>
      <text:p text:style-name="Standard">Second Chances - LoveHateHero</text:p>
      <text:p text:style-name="Standard"><text:soft-page-break/>After the Burial - My Frailty</text:p>
      <text:p text:style-name="Standard">Bleeding Mascara - Atreyu</text:p>
      <text:p text:style-name="Standard">Trigger - In Flames</text:p>
      <text:p text:style-name="Standard">Natural Born Chaos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Ignition - Trivium</text:p>
      <text:p text:style-name="Standard">Try to Be Me - Tribal Ink</text:p>
      <text:p text:style-name="Standard">Obliviate - That's Outrageous</text:p>
      <text:p text:style-name="Standard">Santa's Pissed - Motionless in White (5 severed ADHD med isomers)</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text:soft-page-break/>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text:s/>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text:p>
      <text:p text:style-name="Standard">The blue air wires (cholinergic?)</text:p>
      <text:p text:style-name="Standard">The solid red ground paintings</text:p>
      <text:p text:style-name="Standard">The solid red wall paintings (separate?)</text:p>
      <text:p text:style-name="Standard">The PCP2 numbing hallucinations (rainbow mind's eye wires)</text:p>
      <text:p text:style-name="Standard">The NMDA numbing hallucinations (that white light?)</text:p>
      <text:p text:style-name="Standard">The solid yellow spots with rainbow traces when I woke up a few weeks ago</text:p>
      <text:p text:style-name="Standard">My broken DAT system and likely broken NET system</text:p>
      <text:p text:style-name="Standard">The changes in my body as the government sponsored torture system here at ESA progresses: my heels and the acidic throw up</text:p>
      <text:p text:style-name="Standard">The details of the adrenal system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1-12-23T18:16:06.836000000</dc:date>
    <meta:editing-duration>PT1M2S</meta:editing-duration>
    <meta:editing-cycles>2</meta:editing-cycles>
    <meta:generator>LibreOffice/7.2.1.2$Windows_X86_64 LibreOffice_project/87b77fad49947c1441b67c559c339af8f3517e22</meta:generator>
    <meta:document-statistic meta:table-count="0" meta:image-count="0" meta:object-count="0" meta:page-count="175" meta:paragraph-count="2266" meta:word-count="112745" meta:character-count="622155" meta:non-whitespace-character-count="503504"/>
  </office:meta>
</office:document-meta>
</file>